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D5700000836974EC3AF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s1" text:anchor-type="paragraph" svg:width="17cm" svg:height="10.463cm" draw:z-index="0"><draw:image xlink:href="Pictures/1000000000000D5700000836974EC3AF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cm" fo:page-height="10.5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5T12:21:27</meta:creation-date>
    <dc:date>2013-08-15T12:23:36</dc:date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0.2.2$Linux_X86_64 LibreOffice_project/400m0$Build-2</meta:generator>
  </office:meta>
</office:document-meta>
</file>